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.1665in" fo:margin-bottom="0.1665in" loext:contextual-spacing="false" fo:line-height="100%" fo:text-align="justify" style:justify-single-word="false"/>
      <style:text-properties fo:font-size="9pt" style:font-size-asian="9pt" style:font-size-complex="9pt"/>
    </style:style>
    <style:style style:name="P4" style:family="paragraph" style:parent-style-name="Standard">
      <style:paragraph-properties fo:margin-top="0.1665in" fo:margin-bottom="0.1665in" loext:contextual-spacing="false" fo:line-height="100%"/>
      <style:text-properties style:font-name="Verdana" fo:font-size="9pt" style:font-name-asian="Verdana1" style:font-size-asian="9pt" style:font-name-complex="Verdana1" style:font-size-complex="9pt"/>
    </style:style>
    <style:style style:name="P5" style:family="paragraph" style:parent-style-name="Standard" style:master-page-name="Standard">
      <style:paragraph-properties fo:margin-top="0.1665in" fo:margin-bottom="0.1665in" loext:contextual-spacing="false" fo:line-height="100%" fo:text-align="center" style:justify-single-word="false" style:page-number="1"/>
    </style:style>
    <style:style style:name="P6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7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8" style:family="paragraph" style:parent-style-name="Standard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9" style:family="paragraph" style:parent-style-name="Standard">
      <style:paragraph-properties fo:margin-left="0in" fo:margin-right="0in" fo:margin-top="0.1665in" fo:margin-bottom="0.1665in" loext:contextual-spacing="false" fo:line-height="100%" fo:text-indent="0.5in" style:auto-text-indent="false"/>
    </style:style>
    <style:style style:name="P10" style:family="paragraph" style:parent-style-name="Standard">
      <style:paragraph-properties fo:margin-left="0in" fo:margin-right="0in" fo:margin-top="0.1665in" fo:margin-bottom="0.1665in" loext:contextual-spacing="false" fo:line-height="100%" fo:text-align="justify" style:justify-single-word="false" fo:text-indent="0.5in" style:auto-text-indent="false"/>
    </style:style>
    <style:style style:name="P11" style:family="paragraph" style:parent-style-name="Standard">
      <style:paragraph-properties fo:margin-left="0in" fo:margin-right="0in" fo:margin-top="0.1665in" fo:margin-bottom="0.1665in" loext:contextual-spacing="false" fo:line-height="100%" fo:text-indent="0.5in" style:auto-text-indent="false"/>
    </style:style>
    <style:style style:name="P12" style:family="paragraph" style:parent-style-name="Standard">
      <style:paragraph-properties fo:margin-left="0in" fo:margin-right="0in" fo:margin-top="0.1665in" fo:margin-bottom="0.1665in" loext:contextual-spacing="false" fo:line-height="100%" fo:text-align="justify" style:justify-single-word="false" fo:text-indent="0.5in" style:auto-text-indent="false"/>
    </style:style>
    <style:style style:name="P13" style:family="paragraph" style:parent-style-name="Standard">
      <style:paragraph-properties fo:margin-left="1.5in" fo:margin-right="0in" fo:margin-top="0.1665in" fo:margin-bottom="0.1665in" loext:contextual-spacing="false" fo:line-height="100%" fo:text-indent="0.5in" style:auto-text-indent="false"/>
    </style:style>
    <style:style style:name="P14" style:family="paragraph" style:parent-style-name="Standard">
      <style:paragraph-properties fo:margin-left="0.5in" fo:margin-right="0in" fo:margin-top="0.1665in" fo:margin-bottom="0.1665in" loext:contextual-spacing="false" fo:line-height="100%" fo:text-align="justify" style:justify-single-word="false" fo:text-indent="0.5in" style:auto-text-indent="false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/>
    </style:style>
    <style:style style:name="T5" style:family="text">
      <style:text-properties fo:font-size="9pt" style:text-underline-style="none" style:font-size-asian="9pt" style:font-size-complex="9pt"/>
    </style:style>
    <style:style style:name="T6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7" style:family="text">
      <style:text-properties style:font-name="Courier New" fo:font-size="9pt" style:font-name-asian="Courier New1" style:font-size-asian="9pt" style:font-name-complex="Courier New1" style:font-size-complex="9pt"/>
    </style:style>
    <style:style style:name="T8" style:family="text">
      <style:text-properties fo:color="#1155cc" style:font-name="Courier New" fo:font-size="9pt" style:text-underline-style="solid" style:text-underline-width="auto" style:text-underline-color="font-color" style:font-name-asian="Courier New1" style:font-size-asian="9pt" style:font-name-complex="Courier New1" style:font-size-complex="9pt"/>
    </style:style>
    <style:style style:name="T9" style:family="text">
      <style:text-properties fo:color="#0000ff" style:font-name="Courier New" fo:font-size="9pt" style:font-name-asian="Courier New1" style:font-size-asian="9pt" style:font-name-complex="Courier New1" style:font-size-complex="9pt"/>
    </style:style>
    <style:style style:name="T10" style:family="text">
      <style:text-properties style:font-name="Verdana" fo:font-size="9pt" style:font-name-asian="Verdana1" style:font-size-asian="9pt" style:font-name-complex="Verdana1" style:font-size-complex="9pt"/>
    </style:style>
    <style:style style:name="T11" style:family="text">
      <style:text-properties style:font-name="Verdana" fo:font-size="9pt" fo:font-weight="bold" style:font-name-asian="Verdana1" style:font-size-asian="9pt" style:font-weight-asian="bold" style:font-name-complex="Verdana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Trabajo Práctico Nº2 : Programación de motes Openmote</text:span></text:p>
      <text:p text:style-name="P1"><text:span text:style-name="T2">Ejercicio 1:</text:span></text:p>
      <text:p text:style-name="P1"><text:span text:style-name="T3">Realizar el ejercicio Nro 1 del práctico anterior, pero esta vez utilizando hardware real.</text:span></text:p>
      <text:p text:style-name="P1"><text:span text:style-name="T3">Para instalar herramientas y programar hardware real desde Instant-Contiki.</text:span></text:p>
      <text:p text:style-name="P1"><text:span text:style-name="T3">En Instant-Contiki DEBE tener habilitado acceso <text:s/>USB 2.0 (Virtualbox).</text:span></text:p>
      <text:p text:style-name="P1"><text:span text:style-name="T3">Para ello es probable que deba deba instalar Virtualbox el Extension pack para su versión específica de Virtualbox que se ejecuta en la máquina real (Host).</text:span></text:p>
      <text:p text:style-name="P6"><text:span text:style-name="T3">1)Arrancar Instant-Contiki.</text:span></text:p>
      <text:p text:style-name="P6"><text:span text:style-name="T3">2)Agregar repositorio, Instalar compilador gcc para arm.</text:span></text:p>
      <text:p text:style-name="P6"><text:span text:style-name="T7">sudo apt-add-repository ppa:terry.guo/gcc-arm-embedded</text:span></text:p>
      <text:p text:style-name="P6"><text:span text:style-name="T7">sudo apt-get update</text:span></text:p>
      <text:p text:style-name="P6"><text:span text:style-name="T7">sudo apt-get install gcc-arm-none-eabi</text:span></text:p>
      <text:p text:style-name="P1"><text:span text:style-name="T3">3)Instalar desde git la versión de contiki que ya tiene soporte de OpenMote.</text:span></text:p>
      <text:p text:style-name="P6"><text:span text:style-name="T7">git clone</text:span><text:a xlink:type="simple" xlink:href="https://github.com/contiki-os/contiki.git" text:style-name="ListLabel_20_10" text:visited-style-name="ListLabel_20_10"><text:span text:style-name="T7"> </text:span></text:a><text:a xlink:type="simple" xlink:href="https://github.com/contiki-os/contiki.git" text:style-name="ListLabel_20_11" text:visited-style-name="ListLabel_20_11"><text:span text:style-name="T8">https://github.com/contiki-os/contiki.git</text:span></text:a><text:span text:style-name="T7"> /home/user/contiki-openmote</text:span></text:p>
      <text:p text:style-name="P6"><text:span text:style-name="T7">cd contiki-openmote</text:span></text:p>
      <text:p text:style-name="P6"><text:span text:style-name="T7">git submodule update --init</text:span></text:p>
      <text:p text:style-name="P1"><text:span text:style-name="T3">4)Cambiarse de directorio para generar el binario de los motes.</text:span></text:p>
      <text:p text:style-name="P6"><text:span text:style-name="T7">cd contiki-openmote/examples/ipv6/rpl-udp</text:span></text:p>
      <text:p text:style-name="P1"><text:span text:style-name="T3">5)Indicar la plataforma para la que compilaremos el programa.</text:span></text:p>
      <text:p text:style-name="P1"><text:span text:style-name="T7">echo 'TARGET = openmote-cc2538' &gt; Makefile.target</text:span></text:p>
      <text:p text:style-name="P1"><text:span text:style-name="T7">make</text:span></text:p>
      <text:p text:style-name="P1"><text:soft-page-break/><text:span text:style-name="T3">6)Conectar el mote que quiera cargarle el firmware de rpl-udp.</text:span></text:p>
      <text:p text:style-name="P1"><text:span text:style-name="T3">7)Asegurarse si está conectado el mote usando el comando:</text:span></text:p>
      <text:p text:style-name="P1"><text:span text:style-name="T7">lsusb</text:span></text:p>
      <text:p text:style-name="P1"><text:span text:style-name="T3">debería mostrar algo como lo <text:s/>siguiente:</text:span></text:p>
      <text:p text:style-name="P1"><text:span text:style-name="T4">Bus X Device X: ID 0403:6001 Future Technology Devices International, Ltd FT232 USB-Serial (UART) IC</text:span></text:p>
      <text:p text:style-name="P1"><text:span text:style-name="T3">en caso de no estar el usb en la máquina virtual, compartirlo con el botón “Devices” -&gt; “USB”</text:span></text:p>
      <text:p text:style-name="P1"><text:span text:style-name="T3">seleccionar </text:span><text:span text:style-name="T4">FTDI FT232R USB UART</text:span><text:span text:style-name="T3">.</text:span></text:p>
      <text:p text:style-name="P1"><text:span text:style-name="T3">si no aparece ningún dispositivo, se debe:</text:span></text:p>
      <text:list xml:id="list1871115648" text:style-name="WWNum1">
        <text:list-item>
          <text:p text:style-name="P7"><text:span text:style-name="T3">Instalar en la máquina REAL el paquete de <text:s/>extensión de Virtualbox.</text:span></text:p>
        </text:list-item>
      </text:list>
      <text:p text:style-name="P8"><text:span text:style-name="T7">sudo apt-get install virtualbox-ext-pack</text:span><text:span text:style-name="T3"> (dependiendo del operativo )</text:span></text:p>
      <text:list xml:id="list143438915967847" text:continue-numbering="true" text:style-name="WWNum1">
        <text:list-item>
          <text:p text:style-name="P7"><text:span text:style-name="T3">agregar el usuario con el que están trabajando al grupo vboxusers.</text:span></text:p>
        </text:list-item>
      </text:list>
      <text:p text:style-name="P8"><text:span text:style-name="T7">sudo usermod -a -G vboxusers usuario</text:span></text:p>
      <text:list xml:id="list143438441745879" text:continue-numbering="true" text:style-name="WWNum1">
        <text:list-item>
          <text:p text:style-name="P7"><text:span text:style-name="T3">Cerrar la sesión del usuario en la máquina real y loguearse de nuevo.</text:span></text:p>
        </text:list-item>
      </text:list>
      <text:p text:style-name="P1"><text:span text:style-name="T3">8)A continuación, para transferir el binario al microcontrolador al mote ejecutar:</text:span></text:p>
      <text:p text:style-name="P1"><text:span text:style-name="T7">sudo make udp-client.upload</text:span></text:p>
      <text:p text:style-name="P1"><text:span text:style-name="T3">9)Anoten la dirección mac de cada mote, la informa cuando le carga el firmware.</text:span></text:p>
      <text:p text:style-name="P1"><text:span text:style-name="T3">10)Repetir el último comando para todos los motes que desee grabar con el mismo firmware.</text:span></text:p>
      <text:p text:style-name="P1"><text:span text:style-name="T4">NOTA:</text:span><text:span text:style-name="T3"> en caso de que de error de escritura, es por una versión de mote que tiene menos memoria …. agregar una linea mas al archivo Makefile.target diciendo:</text:span></text:p>
      <text:p text:style-name="P1"><text:span text:style-name="T7">“</text:span><text:span text:style-name="T3">BOARD_REVISION=REV_A1”</text:span></text:p>
      <text:p text:style-name="P1"><text:span text:style-name="T3">y probar nuevamente.</text:span></text:p>
      <text:p text:style-name="P1"><text:span text:style-name="T3">11)Cambiarse de directorio para generar el binario del router de borde:<text:tab/></text:span></text:p>
      <text:p text:style-name="P1"><text:soft-page-break/><text:span text:style-name="T7">cd contiki-openmote/examples/ipv6/rpl-border-router</text:span></text:p>
      <text:p text:style-name="P1"><text:span text:style-name="T3">12)Indicar la plataforma para la que compilaremos el programa.</text:span></text:p>
      <text:p text:style-name="P1"><text:span text:style-name="T7">echo 'TARGET = openmote-cc2538' &gt; Makefile.target</text:span></text:p>
      <text:p text:style-name="P1"><text:span text:style-name="T7">make</text:span></text:p>
      <text:p text:style-name="P1"><text:span text:style-name="T3">13)Conectar el mote que quiera cargarle el firmware de border-router.</text:span></text:p>
      <text:p text:style-name="P1"><text:span text:style-name="T7">sudo make border-router.upload</text:span></text:p>
      <text:p text:style-name="P1"><text:span text:style-name="T3">14)Finalmente, cambiarse de directorio para generar <text:s/>la aplicación que funcionará como túnel en la pc .</text:span></text:p>
      <text:p text:style-name="P1"><text:span text:style-name="T7">cd contiki-openmote/tools</text:span></text:p>
      <text:p text:style-name="P1"><text:span text:style-name="T3">15)Compilamos.</text:span></text:p>
      <text:p text:style-name="P1"><text:span text:style-name="T7">make tunslip6</text:span></text:p>
      <text:p text:style-name="P1"><text:span text:style-name="T3">16)Conectamos el mote que contiene el programa border-router a la PC.</text:span></text:p>
      <text:p text:style-name="P1"><text:span text:style-name="T3"><text:s/></text:span></text:p>
      <text:p text:style-name="P1"><text:span text:style-name="T3">17)Para determinar en qué puerto serie <text:s/>se conectó en la terminal tecleamos</text:span></text:p>
      <text:p text:style-name="P1"><text:span text:style-name="T7">dmesg</text:span></text:p>
      <text:p text:style-name="P1"><text:span text:style-name="T3">Para saber en qué puerto serie se conecta nuestro mote.</text:span></text:p>
      <text:p text:style-name="P1"><text:span text:style-name="T3">Si, por ejemplo, <text:s/>se conectó en el puerto serie /dev/ttyUSB0, colocamos la siguiente línea para configurar nuestro túnel.</text:span></text:p>
      <text:p text:style-name="P1"><text:span text:style-name="T3"><text:s/></text:span><text:span text:style-name="T7">sudo ./tunslip6 fd00::1/64 –s </text:span><text:span text:style-name="T9">/dev/ttyUSB0</text:span><text:span text:style-name="T7"> –B 115200</text:span></text:p>
      <text:p text:style-name="P1"><text:span text:style-name="T3">18)A continuación realizar todas las pruebas que se hicieron en la simulación.</text:span></text:p>
      <text:p text:style-name="P1"><text:span text:style-name="T3">Nota: en caso de tener interferencia con otros grupos de trabajo, cambiar el canal de de IEEE 802.15.4 agregando una línea en el archivo </text:span><text:span text:style-name="T4">project-conf.h</text:span></text:p>
      <text:p text:style-name="P1"><text:span text:style-name="T7">#define CC2538_RF_CONF_CHANNEL nro_de_canal </text:span></text:p>
      <text:p text:style-name="P1"><text:span text:style-name="T2">Ejercicio 2:</text:span></text:p>
      <text:p text:style-name="P1"><text:soft-page-break/><text:span text:style-name="T3">Cambie al directorio:</text:span></text:p>
      <text:p text:style-name="P6"><text:span text:style-name="T7">cd contiki-openmote/examples/</text:span></text:p>
      <text:p text:style-name="P6"><text:span text:style-name="T7">Cree el directorio gridtics</text:span></text:p>
      <text:p text:style-name="P1"><text:span text:style-name="T7">Y descargue en ese directorio el archivo openmote-gt.tar del campus “Código openmote del Gridtics” y destaree (tar xvf openmote-gt.tar )</text:span></text:p>
      <text:p text:style-name="P1"><text:span text:style-name="T3">Para compilar podemos ejecutar</text:span></text:p>
      <text:p text:style-name="P1"><text:span text:style-name="T7">make</text:span></text:p>
      <text:p text:style-name="P1"><text:span text:style-name="T7">sudo make openmote-gt.upload</text:span></text:p>
      <text:p text:style-name="P1"><text:span text:style-name="T3">Grabar 3 motes con el mismo firmware</text:span></text:p>
      <text:p text:style-name="P1"><text:span text:style-name="T4">¡Ahora veamos el programa en ejecución :-)!</text:span></text:p>
      <text:p text:style-name="P1"><text:span text:style-name="T3">Los motes ahora están ejecutando ya el programa antes flasheado. Para visualizar lo que hace la aplicación, realizar lo siguiente:</text:span></text:p>
      <text:p text:style-name="P1"><text:span text:style-name="T3">Usar un <text:s/>mote openmote con Open-USB <text:s/>y accedemos a su puerto serie desde <text:s/>la netbook. (Fijarse a que USB <text:s/>se conecta)</text:span></text:p>
      <text:p text:style-name="P1"><text:span text:style-name="T3">1)Abrir terminal y ejecutar gtkterm (instalarlo primero)</text:span></text:p>
      <text:p text:style-name="P6"><text:span text:style-name="T7">sudo gtkterm -p /dev/ttyUSBX -s 115200</text:span></text:p>
      <text:p text:style-name="P1"><text:span text:style-name="T3">2)Configuration -&gt; CR LF Auto (tildar)</text:span></text:p>
      <text:p text:style-name="P1"><text:span text:style-name="T3">3)Cada vez que presionan el botón USER del mote con pila, deben observar por la terminal gtkterm sus datos y en el sniffer el envío del paquete.</text:span><text:span text:style-name="T2"> </text:span></text:p>
      <text:p text:style-name="P1"><text:span text:style-name="T2">Ejercicio 3:</text:span></text:p>
      <text:p text:style-name="P1"><text:span text:style-name="T3">Extenderemos el programa hello-world, para agregarle complejidad, permitiendo que imprima datos de los sensores y conmute el estado de los leds cuando se presione el botón.</text:span></text:p>
      <text:p text:style-name="P2"><text:span text:style-name="T3">Cree un directorio </text:span></text:p>
      <text:p text:style-name="P2"><text:span text:style-name="T10">/home/use/contiki-openmote/examples/tp2</text:span></text:p>
      <text:p text:style-name="P2"><text:span text:style-name="T3">Copie el archivo </text:span></text:p>
      <text:p text:style-name="P2"><text:span text:style-name="T10">/home/user/contiki-openmote/examples/hello-world/hello-word.c</text:span></text:p>
      <text:p text:style-name="P2"><text:soft-page-break/><text:span text:style-name="T3">a <text:s/></text:span></text:p>
      <text:p text:style-name="P2"><text:span text:style-name="T10">/home/use/contiki-openmote/examples/tp2/ejercicio3.c</text:span></text:p>
      <text:p text:style-name="P2"><text:span text:style-name="T3">Copie el archivo </text:span></text:p>
      <text:p text:style-name="P2"><text:span text:style-name="T10">/home/user/contiki-openmote/examples/hello-world/Makefile</text:span></text:p>
      <text:p text:style-name="P2"><text:span text:style-name="T3">a </text:span></text:p>
      <text:p text:style-name="P2"><text:span text:style-name="T10">/home/use/contiki-openmote/examples/tp2/</text:span></text:p>
      <text:p text:style-name="P2"><text:span text:style-name="T3">Cambiar en Makefile CONTIKI_PROJECT</text:span></text:p>
      <text:p text:style-name="P2"><text:span text:style-name="T4">TIP:</text:span><text:span text:style-name="T3"> en que canal transmiten ?</text:span></text:p>
      <text:p text:style-name="P3"/>
      <text:p text:style-name="P3"/>
      <text:p text:style-name="P2"><text:span text:style-name="T3">Para el manejo de botones, leds y sensores se debe incluir en el archivo </text:span><text:span text:style-name="T4">ejercicio3.c</text:span><text:span text:style-name="T3">, recientemente creado, los siguientes encabezados,</text:span></text:p>
      <text:p text:style-name="P9"><text:span text:style-name="T11">#include "dev/button-sensor.h"</text:span></text:p>
      <text:p text:style-name="P9"><text:span text:style-name="T11">#include "dev/max44009.h"</text:span></text:p>
      <text:p text:style-name="P9"><text:span text:style-name="T11">#include "dev/leds.h"</text:span></text:p>
      <text:p text:style-name="P2"><text:span text:style-name="T3">Contiki usa protothreads para proveer multiprogramación para su kernel orientado a eventos. Los protothreads son no-expropiativos, pero proveen funciones pseudo bloqueantes, como </text:span><text:span text:style-name="T11">PROCESS_WAIT_EVENT()</text:span><text:span text:style-name="T10">.</text:span></text:p>
      <text:p text:style-name="P2"><text:span text:style-name="T3">En el programa original </text:span><text:span text:style-name="T10">hello-world.c</text:span><text:span text:style-name="T3">, el protothread main se llama </text:span><text:span text:style-name="T11">hello_world_process</text:span><text:span text:style-name="T10">.</text:span></text:p>
      <text:p text:style-name="P1"><text:span text:style-name="T3">El código del proceso main está en la función:</text:span></text:p>
      <text:p text:style-name="P9"><text:span text:style-name="T11">PROCESS_THREAD(hello_world_process,ev,data)</text:span></text:p>
      <text:p text:style-name="P1"><text:span text:style-name="T3">entre</text:span></text:p>
      <text:p text:style-name="P9"><text:span text:style-name="T11">PROCESS_BEGIN();</text:span></text:p>
      <text:p text:style-name="P1"><text:span text:style-name="T3">y</text:span></text:p>
      <text:p text:style-name="P9"><text:soft-page-break/><text:span text:style-name="T11">PROCESS_END();</text:span></text:p>
      <text:p text:style-name="P1"><text:span text:style-name="T3">Los sensores necesitan ser activados en el proceso main, de la siguiente manera</text:span></text:p>
      <text:p text:style-name="P9"><text:span text:style-name="T11">SENSORS_ACTIVATE(button_sensor);</text:span></text:p>
      <text:p text:style-name="P9"><text:span text:style-name="T11">SENSORS_ACTIVATE(max44009);</text:span></text:p>
      <text:p text:style-name="P9"><text:span text:style-name="T11">SENSORS_ACTIVATE(light_sensor); </text:span></text:p>
      <text:p text:style-name="P1"><text:span text:style-name="T3">Para imprimir el valor actual del sensor de luz, se utiliza la siguiente función:</text:span></text:p>
      <text:p text:style-name="P8"><text:span text:style-name="T11">printf("Light: \%u\n", max44009.value(MAX44009_READ_LIGHT));</text:span></text:p>
      <text:p text:style-name="P1"><text:span text:style-name="T3">Para esperar por un evento i verificar que ese evento sea la presión de la tecla, utilice:</text:span></text:p>
      <text:p text:style-name="P9"><text:span text:style-name="T11">PROCESS_WAIT_EVENT();</text:span></text:p>
      <text:p text:style-name="P9"><text:span text:style-name="T11">if(ev == sensors_event &amp;&amp; data == &amp;button_sensor) {</text:span></text:p>
      <text:p text:style-name="P13"><text:span text:style-name="T11">..</text:span></text:p>
      <text:p text:style-name="P9"><text:span text:style-name="T11">}</text:span></text:p>
      <text:p text:style-name="P1"><text:span text:style-name="T3">O, directamente:</text:span></text:p>
      <text:p text:style-name="P8"><text:span text:style-name="T11">PROCESS_WAIT_EVENT_UNTIL(ev == sensors_even &amp;&amp; data == &amp;button_sensor);</text:span></text:p>
      <text:p text:style-name="P4"/>
      <text:p text:style-name="P1"><text:span text:style-name="T10">Finalmente para conmutar el estado de los leds, usar:</text:span></text:p>
      <text:p text:style-name="P9"><text:span text:style-name="T11">leds_toggle(LEDS_ALL);</text:span></text:p>
      <text:p text:style-name="P1"><text:span text:style-name="T2">Ejercicio 4:</text:span></text:p>
      <text:p text:style-name="P2"><text:span text:style-name="T3">Escriba un nuevo programa </text:span><text:span text:style-name="T4">ejercicio4.c</text:span><text:span text:style-name="T3"> que itere indefinidamente, controlando si el botón ha sido presionado, conmutando el estado de los LEDS y mostrando también el valor de los sensores.</text:span><text:span text:style-name="T6"> </text:span></text:p>
      <text:p text:style-name="P1"><text:span text:style-name="T2">Ejercicio 5:</text:span></text:p>
      <text:p text:style-name="P1"><text:span text:style-name="T3">Utilizando el ejemplo del punto anterior, escriba un nuevo programa llamado </text:span><text:span text:style-name="T4">ejercicio5.c</text:span><text:span text:style-name="T3">, que agregue una variable que se incremente cada vez que el botón sea presionado, mostrando el valor actual, junto al valor del sensor. (local variables are not stored across a blocking wait. A workaround consists in declaring your variable as </text:span><text:span text:style-name="T10">static)</text:span></text:p>
      <text:p text:style-name="P1"><text:soft-page-break/><text:span text:style-name="T2">Ejercicio 6:</text:span></text:p>
      <text:p text:style-name="P2"><text:span text:style-name="T3">Utilizando el ejemplo del punto 5, cree un nuevo programa llamado </text:span><text:span text:style-name="T4">ejercicio6.c</text:span><text:span text:style-name="T3">, que permita que periódicamente parpadean los LEDs. Para ello se debe definir un timer de la siguiente manera:</text:span></text:p>
      <text:p text:style-name="P10"><text:span text:style-name="T11">static struct etimer et;</text:span></text:p>
      <text:p text:style-name="P10"><text:span text:style-name="T11">etimer_set(&amp;et, CLOCK_SECOND*4);</text:span></text:p>
      <text:p text:style-name="P2"><text:span text:style-name="T3">Luego controlar si expiró y volver a setearlo con la siguiente instrucción:</text:span></text:p>
      <text:p text:style-name="P10"><text:span text:style-name="T11">if(etimer_expired(&amp;et)) {</text:span></text:p>
      <text:p text:style-name="P14"><text:span text:style-name="T11">etimer_reset(&amp;et); <text:tab/></text:span></text:p>
      <text:p text:style-name="P10"><text:span text:style-name="T11">}</text:span><text:span text:style-name="T6"> </text:span></text:p>
      <text:p text:style-name="P1"><text:span text:style-name="T6">ANEXOs</text:span></text:p>
      <text:p text:style-name="P1"><text:span text:style-name="T4">Levantar sniffer</text:span></text:p>
      <text:p text:style-name="P1"><text:span text:style-name="T3">Bajamos el programa sensniff realizado en python</text:span></text:p>
      <text:p text:style-name="P1"><text:span text:style-name="T7">git clone https://github.com/g-oikonomou/sensniff.git</text:span></text:p>
      <text:p text:style-name="P1"><text:span text:style-name="T7">cd sensniff</text:span></text:p>
      <text:p text:style-name="P1"><text:span text:style-name="T3">Teniendo en cuenta que el mote esté conectado en /dev/ttyUSB0, lo siguiente levanta el programa sensniff en python para que escuche las capturas realizadas por el mote.</text:span></text:p>
      <text:p text:style-name="P1"><text:span text:style-name="T7">sensniff.py -d /dev/ttyUSB0</text:span></text:p>
      <text:p text:style-name="P1"><text:span text:style-name="T3">Si queremos cambiar de canal, escribirlo en stdin. Los canales posibles son del 11 al 26.</text:span></text:p>
      <text:p text:style-name="P1"><text:span text:style-name="T3">Luego ejecutar wireshark, con las siguientes configuraciones:</text:span></text:p>
      <text:p text:style-name="P1"><text:span text:style-name="T7">wireshark -ni /tmp/sensniff</text:span></text:p>
      <text:p text:style-name="P1"><text:span text:style-name="T3">Luego Capture -&gt; Start <text:s text:c="5"/><text:tab/>.</text:span></text:p>
      <text:p text:style-name="P1"><text:span text:style-name="T3">You don't need root priviledges.</text:span></text:p>
      <text:p text:style-name="P1"><text:span text:style-name="T3">The first time your run this, you will need to open Wireshark's preferences and select 'TI CC24xx FCS format' under Protocols -&gt; IEEE 802.15.4. You will also need to correctly configure contexts under 6LoWPA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9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fo:font-size="9pt" style:font-name-asian="Courier New1" style:font-family-asian="'Courier New'" style:font-family-generic-asian="system" style:font-pitch-asian="variable" style:font-size-asian="9pt" style:font-name-complex="Courier New1" style:font-family-complex="'Courier New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style:font-name="Courier New" fo:font-family="'Courier New'" style:font-family-generic="roman" style:font-pitch="variable" fo:font-size="9pt" style:text-underline-style="solid" style:text-underline-width="auto" style:text-underline-color="font-color" style:font-name-asian="Courier New1" style:font-family-asian="'Courier New'" style:font-family-generic-asian="system" style:font-pitch-asian="variable" style:font-size-asian="9pt" style:font-name-complex="Courier New1" style:font-family-complex="'Courier New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43" meta:word-count="1102" meta:character-count="7852" meta:non-whitespace-character-count="6864"/>
    <meta:generator>LibreOfficeDev/6.0.5.2$Linux_X86_64 LibreOffice_project/</meta:generator>
  </office:meta>
</office:document-meta>
</file>